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ראשון סנטר חניון המשולש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הרצל 30 ראשל"צ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32"/>9679474/5 <text:s text:c="111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2"/>בחניון בסמוך לכניסה בצד שמאל בתוך ארון מסומן <text:s text:c="7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/לא קיים</text:span><text:span text:style-name="T3"> בחניון עליון בסמוך לחצר מדורגת פנימי, מפסי חצוני בלוח חשמל בכניסה לחניון</text:span></text:p>
      <text:p text:style-name="P1"><text:span text:style-name="T1">מיקום ברזי כיבוי עיקריים "3</text:span><text:span text:style-name="T4"> <text:s text:c="4"/>בסמוך לכניסה ראשית מסביב למבנה <text:s text:c="94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מוטי שרעבי</text:p>
          </table:table-cell>
          <table:table-cell table:style-name="Table2.A1" office:value-type="string">
            <text:p text:style-name="P14">בעלים</text:p>
          </table:table-cell>
          <table:table-cell table:style-name="Table2.A1" office:value-type="string">
            <text:p text:style-name="P14">9643046</text:p>
          </table:table-cell>
          <table:table-cell table:style-name="Table2.A1" office:value-type="string">
            <text:p text:style-name="P14">052-5849991</text:p>
          </table:table-cell>
          <table:table-cell table:style-name="Table2.E1" office:value-type="string">
            <text:p text:style-name="P14">התקווה 22 ראשל"צ</text:p>
          </table:table-cell>
        </table:table-row>
        <table:table-row table:style-name="Table2.1">
          <table:table-cell table:style-name="Table2.A1" office:value-type="string">
            <text:p text:style-name="P14">איתן שרעבי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4">052-5849997</text:p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4">התבור 20 ראשל"צ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צובר גפ"מ לשימוש מיעצה בקרקע</text:p>
          </table:table-cell>
        </table:table-row>
        <table:table-row table:style-name="Table3.1">
          <table:table-cell table:style-name="Table3.A1" office:value-type="string">
            <text:p text:style-name="P14">הצובר קיימת ברח' הרצל 30 ממול החנות עולם היין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6:20:00</meta:creation-date>
    <dc:creator>אתי מנצור</dc:creator>
    <dc:date>2013-08-12T06:20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52" meta:word-count="168" meta:character-count="1599"/>
    <meta:generator>OpenOffice/4.0.1$Win32 OpenOffice.org_project/401m5$Build-9714</meta:generator>
  </office:meta>
</office:document-meta>
</file>